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Initializer.waitUntilStop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IndexRead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IndexReader.getParent( int n , BitSet delet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achingIndexReader.getCreationT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itializer.collectTermDocs( IndexReader reader , Term start , TermDocsCollector collec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chingIndexReader.seek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IndexReader.termDocs( Term ter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achingIndexReader.CachingIndexReader( IndexReader delegatee , DocNumberCache cache , boolean ini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eInitializer.collect( Term term , TermDocs t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Initializer.CacheInitializ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itializer.initializeParents( IndexReader read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achingIndexReader.getNextCreationT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Index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IndexReader.read( int [ ] docs , int [ ] freq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IndexReader.do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IndexReader.seek( TermEnum ter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IndexRea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NodeInfo( int docId ,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IndexReader.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itializ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chingIndexRead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